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ProtobufEncoder.KotlinSerializationProtobufEncoder( ProtoBuf proto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ProtobufEncoder.KotlinSerializationProtobuf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